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aefe" officeooo:paragraph-rsid="0010ae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kwencyjność H1.</text:p>
      <text:p text:style-name="Standard">BTC, 300 DNI:</text:p>
      <text:p text:style-name="Standard">1:00 względem 0:00 - 56.0% countertrend</text:p>
      <text:p text:style-name="Standard">2:00 względem 1:00 - 54.4% countertrend</text:p>
      <text:p text:style-name="Standard">3:00 względem 2:00 - 56.4% countertrend</text:p>
      <text:p text:style-name="Standard">4:00 względem 3:00 - 51.3% countertrend</text:p>
      <text:p text:style-name="Standard">5:00 względem 4:00 - 54.7% countertrend</text:p>
      <text:p text:style-name="Standard">6:00 względem 5:00 - 54.7% trend</text:p>
      <text:p text:style-name="Standard">7:00 względem 6:00 - 54.3% countertrend</text:p>
      <text:p text:style-name="Standard">8:00 względem 7:00 - 58.3% countertrend</text:p>
      <text:p text:style-name="Standard">9:00 względem 8:00 - 53.0% countertrend</text:p>
      <text:p text:style-name="Standard">10:00 względem 9:00 - 55.7% countertrend</text:p>
      <text:p text:style-name="Standard">11:00 względem 10:00 - 57.3% countertrend</text:p>
      <text:p text:style-name="Standard">12:00 względem 11:00 - 51.3% countertrend</text:p>
      <text:p text:style-name="Standard">13:00 względem 12:00 - 52.3% countertrend</text:p>
      <text:p text:style-name="Standard">14:00 względem 13:00 - 54.7% countertrend</text:p>
      <text:p text:style-name="Standard">15:00 względem 14:00 - 52.7% countertrend</text:p>
      <text:p text:style-name="Standard">16:00 względem 15:00 - 53.7% countertrend</text:p>
      <text:p text:style-name="Standard">17:00 względem 16:00 - 57.7% countertrend</text:p>
      <text:p text:style-name="Standard">18:00 względem 17:00 - 60.3% countertrend</text:p>
      <text:p text:style-name="Standard">19:00 względem 18:00 - 50.3% countertrend</text:p>
      <text:p text:style-name="Standard">20:00 względem 19:00 - 50.3% trend</text:p>
      <text:p text:style-name="Standard">21:00 względem 20:00 - 61.0% countertrend</text:p>
      <text:p text:style-name="Standard">22:00 względem 21:00 - 53.0% countertrend</text:p>
      <text:p text:style-name="Standard">23:00 względem 22:00 - 51.7% trend</text:p>
      <text:p text:style-name="Standard"/>
      <text:p text:style-name="Standard"/>
      <text:p text:style-name="Standard">DATA dla BTC, 800 dni:</text:p>
      <text:p text:style-name="Standard">1:00 względem 0:00 - 53.9% countertrend</text:p>
      <text:p text:style-name="Standard">2:00 względem 1:00 - 54.3% countertrend</text:p>
      <text:p text:style-name="Standard">3:00 względem 2:00 - 54.8% countertrend</text:p>
      <text:p text:style-name="Standard">4:00 względem 3:00 - 54.5% countertrend</text:p>
      <text:p text:style-name="Standard">5:00 względem 4:00 - 54.8% countertrend</text:p>
      <text:p text:style-name="Standard">6:00 względem 5:00 - 50.5% countertrend</text:p>
      <text:p text:style-name="Standard">7:00 względem 6:00 - 55.1% countertrend</text:p>
      <text:p text:style-name="Standard">8:00 względem 7:00 - 55.8% countertrend</text:p>
      <text:p text:style-name="Standard">9:00 względem 8:00 - 53.4% countertrend</text:p>
      <text:p text:style-name="Standard">10:00 względem 9:00 - 56.0% countertrend</text:p>
      <text:p text:style-name="Standard">11:00 względem 10:00 - 56.8% countertrend</text:p>
      <text:p text:style-name="Standard">12:00 względem 11:00 - 54.2% countertrend</text:p>
      <text:p text:style-name="Standard">13:00 względem 12:00 - 50.5% countertrend</text:p>
      <text:p text:style-name="Standard">14:00 względem 13:00 - 55.4% countertrend</text:p>
      <text:p text:style-name="Standard">15:00 względem 14:00 - 52.3% countertrend</text:p>
      <text:p text:style-name="Standard">16:00 względem 15:00 - 54.9% countertrend</text:p>
      <text:p text:style-name="Standard">17:00 względem 16:00 - 53.9% countertrend</text:p>
      <text:p text:style-name="Standard">18:00 względem 17:00 - 57.0% countertrend</text:p>
      <text:p text:style-name="Standard">19:00 względem 18:00 - 51.9% countertrend</text:p>
      <text:p text:style-name="Standard">20:00 względem 19:00 - 51.5% countertrend</text:p>
      <text:p text:style-name="Standard">21:00 względem 20:00 - 52.6% countertrend</text:p>
      <text:p text:style-name="Standard">22:00 względem 21:00 - 55.0% countertrend</text:p>
      <text:p text:style-name="Standard">23:00 względem 22:00 - 51.5% countertren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2T23:05:47.615000000</meta:creation-date>
    <dc:date>2024-06-22T23:07:08.874000000</dc:date>
    <meta:editing-duration>PT1M20S</meta:editing-duration>
    <meta:editing-cycles>2</meta:editing-cycles>
    <meta:generator>LibreOffice/24.2.1.2$Windows_X86_64 LibreOffice_project/db4def46b0453cc22e2d0305797cf981b68ef5ac</meta:generator>
    <meta:document-statistic meta:table-count="0" meta:image-count="0" meta:object-count="0" meta:page-count="1" meta:paragraph-count="49" meta:word-count="286" meta:character-count="1879" meta:non-whitespace-character-count="1642"/>
  </office:meta>
</office:document-meta>
</file>